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FailoverRunner.b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moteCacheFailoverRunner.RemoteCacheFailoverRunner( RemoteCacheNoWaitFacade facade , ICompositeCacheManager cacheMgr , ICacheEventLogger cacheEventLogger , IElementSerializer elementSer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moteCacheFailoverRunner.notify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CacheFailoverRunner.connectAndRestore(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8">
            <text:p text:style-name="Table_20_Contents">13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moteCacheFailoverRunner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moteCacheFailoverRunner.restorePrimary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4">
            <text:p text:style-name="Table_20_Contents">1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